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115626624" text:id="ct115626624">
          <text:insertion>
            <office:change-info>
              <dc:creator>Luc Saffre</dc:creator>
              <dc:date>2012-01-24T16:40:00</dc:date>
            </office:change-info>
          </text:insertion>
        </text:changed-region>
        <text:changed-region xml:id="ct115758424" text:id="ct115758424">
          <text:insertion>
            <office:change-info>
              <dc:creator>Luc Saffre</dc:creator>
              <dc:date>2012-01-24T16:41:00</dc:date>
            </office:change-info>
          </text:insertion>
        </text:changed-region>
        <text:changed-region xml:id="ct115732296" text:id="ct115732296">
          <text:insertion>
            <office:change-info>
              <dc:creator>Luc Saffre</dc:creator>
              <dc:date>2012-01-24T16:40:00</dc:date>
            </office:change-info>
          </text:insertion>
        </text:changed-region>
        <text:changed-region xml:id="ct112800472" text:id="ct112800472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4822896" text:id="ct114822896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2446944" text:id="ct112446944">
          <text:insertion>
            <office:change-info>
              <dc:creator>Luc Saffre</dc:creator>
              <dc:date>2012-01-24T16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rmin mit <text:change-start text:change-id="ct115626624"/>self.project<text:change-end text:change-id="ct115626624"/></text:h>
      <text:p text:style-name="Standard"/>
      <text:p text:style-name="Standard">Am <text:change-start text:change-id="ct115758424"/>dtosl(self.start_date)<text:change-end text:change-id="ct115758424"/> <text:s/>um <text:change-start text:change-id="ct115732296"/>self.start_time<text:change-end text:change-id="ct115732296"/></text:p>
      <text:p text:style-name="Standard">Terminart: <text:change-start text:change-id="ct112800472"/>self.type<text:change-end text:change-id="ct112800472"/> <text:s text:c="2"/>Benutzer: <text:change-start text:change-id="ct114822896"/>self.user<text:change-end text:change-id="ct114822896"/></text:p>
      <text:p text:style-name="Standard">Betreff: <text:change-start text:change-id="ct112446944"/>self.summary<text:change-end text:change-id="ct112446944"/></text:p>
      <text:p text:style-name="Standard"/>
      <text:p text:style-name="Standard"/>
      <text:p text:style-name="Standard"/>
      <text:p text:style-name="Standard"><office:annotation><dc:creator>Luc Saffre</dc:creator><dc:date>2011-05-06T06:22:59.54</dc:date><text:p text:style-name="P3"><text:span text:style-name="T2">do text</text:span></text:p><text:p text:style-name="P3"><text:span text:style-name="T2">from html(self.description)</text:span></text:p></office:annotation></text:p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1-24T16:41:35.08">24.01.12</text:date></text:span><text:span text:style-name="T1"> um </text:span><text:span text:style-name="T1"><text:time style:data-style-name="N41" text:time-value="2012-01-24T16:41:35.08">16:41:18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1-24T16:41:34.50</dc:date>
    <dc:creator>Luc Saffre</dc:creator>
    <meta:editing-duration>PT4H8M55S</meta:editing-duration>
    <meta:editing-cycles>20</meta:editing-cycles>
    <meta:generator>LibreOffice/3.4$Win32 LibreOffice_project/340m1$Build-402</meta:generator>
    <meta:document-statistic meta:table-count="0" meta:image-count="0" meta:object-count="0" meta:page-count="1" meta:paragraph-count="6" meta:word-count="19" meta:character-count="164" meta:non-whitespace-character-count="148"/>
  </office:meta>
</office:document-meta>
</file>